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60375cm" style:use-optimal-column-width="true"/>
    </style:style>
    <style:style style:name="co3" style:family="table-column">
      <style:table-column-properties fo:break-before="auto" style:column-width="8.255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87854166666667cm" style:use-optimal-column-width="true"/>
    </style:style>
    <style:style style:name="co6" style:family="table-column">
      <style:table-column-properties fo:break-before="auto" style:column-width="3.33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vinsi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EH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UMATERA UTARA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SUMATERA BARAT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RIAU</text:p>
          </table:table-cell>
          <table:table-cell table:number-columns-repeated="16382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JAMBI</text:p>
          </table:table-cell>
          <table:table-cell table:number-columns-repeated="16382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SUMATERA SELATAN</text:p>
          </table:table-cell>
          <table:table-cell table:number-columns-repeated="16382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BENGKULU</text:p>
          </table:table-cell>
          <table:table-cell table:number-columns-repeated="16382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LAMPUNG</text:p>
          </table:table-cell>
          <table:table-cell table:number-columns-repeated="16382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KEPULAUAN BANGKA BELITUNG</text:p>
          </table:table-cell>
          <table:table-cell table:number-columns-repeated="16382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KEPULAUAN RIAU</text:p>
          </table:table-cell>
          <table:table-cell table:number-columns-repeated="1638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DKI JAKARTA</text:p>
          </table:table-cell>
          <table:table-cell table:number-columns-repeated="1638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JAWA BARAT</text:p>
          </table:table-cell>
          <table:table-cell table:number-columns-repeated="1638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JAWA TENGAH</text:p>
          </table:table-cell>
          <table:table-cell table:number-columns-repeated="1638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DI YOGYAKARTA</text:p>
          </table:table-cell>
          <table:table-cell table:number-columns-repeated="1638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JAWA TIMUR</text:p>
          </table:table-cell>
          <table:table-cell table:number-columns-repeated="1638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NTEN</text:p>
          </table:table-cell>
          <table:table-cell table:number-columns-repeated="16382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ALI</text:p>
          </table:table-cell>
          <table:table-cell table:number-columns-repeated="16382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NUSA TENGGARA BARAT</text:p>
          </table:table-cell>
          <table:table-cell table:number-columns-repeated="16382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NUSA TENGGARA TIMUR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KALIMANTAN BARAT</text:p>
          </table:table-cell>
          <table:table-cell table:number-columns-repeated="16382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KALIMANTAN TENGAH</text:p>
          </table:table-cell>
          <table:table-cell table:number-columns-repeated="16382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KALIMANTAN SELATAN</text:p>
          </table:table-cell>
          <table:table-cell table:number-columns-repeated="16382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KALIMANTAN TIMUR</text:p>
          </table:table-cell>
          <table:table-cell table:number-columns-repeated="16382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KALIMANTAN UTARA</text:p>
          </table:table-cell>
          <table:table-cell table:number-columns-repeated="16382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SULAWESI UTARA</text:p>
          </table:table-cell>
          <table:table-cell table:number-columns-repeated="16382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SULAWESI TENGAH</text:p>
          </table:table-cell>
          <table:table-cell table:number-columns-repeated="16382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SULAWESI SELATAN</text:p>
          </table:table-cell>
          <table:table-cell table:number-columns-repeated="16382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SULAWESI TENGGARA</text:p>
          </table:table-cell>
          <table:table-cell table:number-columns-repeated="16382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GORONTALO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SULAWESI BARAT</text:p>
          </table:table-cell>
          <table:table-cell table:number-columns-repeated="16382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MALUKU</text:p>
          </table:table-cell>
          <table:table-cell table:number-columns-repeated="16382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MALUKU UTARA</text:p>
          </table:table-cell>
          <table:table-cell table:number-columns-repeated="16382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PAPUA</text:p>
          </table:table-cell>
          <table:table-cell table:number-columns-repeated="16382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PUA BARAT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kot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id_provinsi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DIE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IMEULU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BIREUE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CEH TIMU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CEH UT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PIDI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CEH BARAT D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GAYO LUES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CEH SELATAN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CEH TAMI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CEH BESAR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CEH TENGGAR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BENER MERI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CEH J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LHOKSEUMAW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ACEH BARAT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NAGAN RAY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LANG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BANDA ACE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ACEH SINGKIL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SABANG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ACEH TENGAH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SUBULUSSALAM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NIAS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MANDAILING NATAL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I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LABUHAN BATU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TAPANULI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SIMALUNGU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LANGK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SERDANG BEDAG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TAPANULI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ASAH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PADANG LAW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PADANG LAW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LABUHAN BATU SELA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PADANG SIDEMPU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TOBA 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TAPANULI TENGAH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HUMBANG HASUNDUT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SIBOLG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BATU B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SAMOSI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PEMATANG SIANTAR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LABUHAN BATU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DELI SERDANG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GUNUNGSITO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NIAS UTAR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NI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KAR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NIAS B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MEDA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PAKPAK BHARAT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TEBING TINGG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BINJ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TANJUNG BALA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HARMASRAY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SOLOK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SIJUNJUNG (SAWAH LUNTO SIJUNJUNG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PASAMAN BARA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SOLOK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PAS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TANAH DATAR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PADANG PARIAM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PESISIR SELATA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PAD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SAWAH LUN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LIMA PULUH KOTO / KOT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AGAM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PAYAKUMBUH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BUKITTINGG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PADANG PANJANG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KEPULAUAN MENTAWA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DRAGIRI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KUANTAN SINGING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PELALAWAN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PEKANBAR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ROKAN HILI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BENGKALIS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NDRAGIRI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ROKAN HULU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KAMPAR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KEPULAUAN MERANT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DUMA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SIAK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TEB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TANJUNG JABUNG BARAT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UARO 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KERINC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ERANGI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BUNG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TANJUNG JABUNG TIMUR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SUNGAIPENUH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BATANG HA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JAMB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SAROLANGU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PALEMB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LAHAT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OGAN KOMERING ULU TIMU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USI 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PAGAR ALA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OGAN KOMERING ULU SELATA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BANYUASIN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USI RAWAS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UARA ENIM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OGAN KOMERING UL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OGAN KOMERING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EMPAT LAWANG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LUBUK LINGGAU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PRABUMULIH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OGAN ILIR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BENGKULU TENGAH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REJANG 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MUKO MUKO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KAUR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BENGKULU UTAR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LEBO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KEPAHIANG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BENGKULU SELATAN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SELUMA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BENGKULU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LAMPUNG UTARA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WAY KAN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LAMPUNG TENGAH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MESUJI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RINGSEWU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LAMPUNG TIMUR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LAMPUNG SELAT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TULANG BAWA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TULANG BAWA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TANGGAMUS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LAMPUNG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ESISIR BARAT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ESAWARAN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BANDAR LAMPUNG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METRO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BELITU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BELITUNG TIMUR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BANGKA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BANGKA SELATAN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BANGKA BARAT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PANGKAL PINANG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BANGKA TENGAH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KEPULAUAN ANAMBAS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BINTA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NATUN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BATAM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TANJUNG PINANG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KARIMUN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LINGGA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JAKARTA UTARA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JAKARTA BAR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JAKARTA TIMUR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JAKARTA SELATAN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JAKARTA PUSAT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KEPULAUAN SERIBU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DEPOK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KARAW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CIREBO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BANDU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SUKABUM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SUMED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INDRAMAYU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MAJALENGK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KUNING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ASIKMALAY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CIAMIS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SUBANG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PURWAKARTA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BOGO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BEKAS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GARU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PANGANDARAN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CIANJU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BANJAR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BANDUNG BARAT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CIMAHI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PURBALING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KEBUM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MAGE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CILACAP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BAT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BANJARNEG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BLO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BREBE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BANYUMA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string" table:style-name="ce1">
            <text:p>WONOSOB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string" table:style-name="ce1">
            <text:p>TEG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string" table:style-name="ce1">
            <text:p>PURWORE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string" table:style-name="ce1">
            <text:p>PAT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string" table:style-name="ce1">
            <text:p>SUKOHARJO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string" table:style-name="ce1">
            <text:p>KARANGANYAR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string" table:style-name="ce1">
            <text:p>PEKALON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string" table:style-name="ce1">
            <text:p>PEMAL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string" table:style-name="ce1">
            <text:p>BOYOLAL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string" table:style-name="ce1">
            <text:p>GROBOGA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string" table:style-name="ce1">
            <text:p>SEMAR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string" table:style-name="ce1">
            <text:p>DEMAK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string" table:style-name="ce1">
            <text:p>REMBA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string" table:style-name="ce1">
            <text:p>KLAT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string" table:style-name="ce1">
            <text:p>KUDUS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string" table:style-name="ce1">
            <text:p>TEMANGGUNG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string" table:style-name="ce1">
            <text:p>SRAGEN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string" table:style-name="ce1">
            <text:p>JEPAR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string" table:style-name="ce1">
            <text:p>WONOGIRI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string" table:style-name="ce1">
            <text:p>KENDAL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string" table:style-name="ce1">
            <text:p>SURAKARTA (SOLO)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string" table:style-name="ce1">
            <text:p>SALATIGA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string" table:style-name="ce1">
            <text:p>SLEMAN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string" table:style-name="ce1">
            <text:p>BANT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string" table:style-name="ce1">
            <text:p>YOGYAKARTA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string" table:style-name="ce1">
            <text:p>GUNUNG KIDUL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string" table:style-name="ce1">
            <text:p>KULON PROGO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string" table:style-name="ce1">
            <text:p>GRESI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string" table:style-name="ce1">
            <text:p>KEDIR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string" table:style-name="ce1">
            <text:p>SAMP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string" table:style-name="ce1">
            <text:p>BANGKAL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string" table:style-name="ce1">
            <text:p>SUMENEP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string" table:style-name="ce1">
            <text:p>SITUBOND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string" table:style-name="ce1">
            <text:p>SURABAYA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JEMBE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PAMEKAS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string" table:style-name="ce1">
            <text:p>JOMB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string" table:style-name="ce1">
            <text:p>PROBOLING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BANYUWANG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string" table:style-name="ce1">
            <text:p>PASURU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string" table:style-name="ce1">
            <text:p>BOJONEGOR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string" table:style-name="ce1">
            <text:p>BONDOWOS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MAGE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string" table:style-name="ce1">
            <text:p>LUMAJ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string" table:style-name="ce1">
            <text:p>MALA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string" table:style-name="ce1">
            <text:p>BLITAR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string" table:style-name="ce1">
            <text:p>SIDOARJ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string" table:style-name="ce1">
            <text:p>LAMONG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string" table:style-name="ce1">
            <text:p>PACIT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string" table:style-name="ce1">
            <text:p>TULUNGAGUNG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string" table:style-name="ce1">
            <text:p>MOJOKERT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string" table:style-name="ce1">
            <text:p>MADIU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string" table:style-name="ce1">
            <text:p>PONOROGO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string" table:style-name="ce1">
            <text:p>NGAWI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string" table:style-name="ce1">
            <text:p>NGANJU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TUBAN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TRENGGALEK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BATU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string" table:style-name="ce1">
            <text:p>TANG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string" table:style-name="ce1">
            <text:p>SER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string" table:style-name="ce1">
            <text:p>PANDEGLANG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string" table:style-name="ce1">
            <text:p>LEBAK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string" table:style-name="ce1">
            <text:p>TANGERANG SELATA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string" table:style-name="ce1">
            <text:p>CILEGON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string" table:style-name="ce1">
            <text:p>KLUNGK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string" table:style-name="ce1">
            <text:p>KARANGASEM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string" table:style-name="ce1">
            <text:p>BANGLI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string" table:style-name="ce1">
            <text:p>TABANAN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string" table:style-name="ce1">
            <text:p>GIANY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string" table:style-name="ce1">
            <text:p>BADU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string" table:style-name="ce1">
            <text:p>JEMBRANA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string" table:style-name="ce1">
            <text:p>BULELENG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string" table:style-name="ce1">
            <text:p>DENPASAR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string" table:style-name="ce1">
            <text:p>MATARAM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string" table:style-name="ce1">
            <text:p>DOMPU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string" table:style-name="ce1">
            <text:p>SUMBAWA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string" table:style-name="ce1">
            <text:p>SUMBAW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string" table:style-name="ce1">
            <text:p>LOMBOK TENGAH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string" table:style-name="ce1">
            <text:p>LOMBOK TIMUR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string" table:style-name="ce1">
            <text:p>LOMBOK UTAR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string" table:style-name="ce1">
            <text:p>LOMBOK BARAT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string" table:style-name="ce1">
            <text:p>BIMA</text:p>
          </table:table-cell>
          <table:table-cell office:value-type="float" office:value="18" table:style-name="ce1">
            <text:p>18</text:p>
          </table:table-cell>
          <table:table-cell table:number-columns-repeated="16381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string" table:style-name="ce1">
            <text:p>TIMOR TENGAH SELATAN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string" table:style-name="ce1">
            <text:p>FLORES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string" table:style-name="ce1">
            <text:p>ALO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string" table:style-name="ce1">
            <text:p>ENDE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string" table:style-name="ce1">
            <text:p>NAGEKE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string" table:style-name="ce1">
            <text:p>KUPANG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string" table:style-name="ce1">
            <text:p>SIKK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string" table:style-name="ce1">
            <text:p>NGAD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string" table:style-name="ce1">
            <text:p>TIMOR TENGAH UTAR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string" table:style-name="ce1">
            <text:p>BELU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string" table:style-name="ce1">
            <text:p>LEMBAT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string" table:style-name="ce1">
            <text:p>SUMBA BARAT DAY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string" table:style-name="ce1">
            <text:p>SUMBA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string" table:style-name="ce1">
            <text:p>SUMBA TENGAH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string" table:style-name="ce1">
            <text:p>SUMBA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string" table:style-name="ce1">
            <text:p>ROTE NDAO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string" table:style-name="ce1">
            <text:p>MANGGARAI TIMUR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string" table:style-name="ce1">
            <text:p>MANGGARAI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string" table:style-name="ce1">
            <text:p>SABU RAIJUA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string" table:style-name="ce1">
            <text:p>MANGGARAI BARAT</text:p>
          </table:table-cell>
          <table:table-cell office:value-type="float" office:value="19" table:style-name="ce1">
            <text:p>19</text:p>
          </table:table-cell>
          <table:table-cell table:number-columns-repeated="16381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string" table:style-name="ce1">
            <text:p>LAND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string" table:style-name="ce1">
            <text:p>KETAP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string" table:style-name="ce1">
            <text:p>SINT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string" table:style-name="ce1">
            <text:p>KUBU RAY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string" table:style-name="ce1">
            <text:p>PONTIANAK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string" table:style-name="ce1">
            <text:p>KAYONG UTARA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string" table:style-name="ce1">
            <text:p>BENGKAY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string" table:style-name="ce1">
            <text:p>KAPUAS HUL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string" table:style-name="ce1">
            <text:p>SAMBAS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string" table:style-name="ce1">
            <text:p>SINGKAWANG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string" table:style-name="ce1">
            <text:p>SANGG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string" table:style-name="ce1">
            <text:p>MELAWI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string" table:style-name="ce1">
            <text:p>SEKADAU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string" table:style-name="ce1">
            <text:p>KOTAWARINGIN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string" table:style-name="ce1">
            <text:p>SUKAM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string" table:style-name="ce1">
            <text:p>KOTAWARINGIN BARAT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string" table:style-name="ce1">
            <text:p>BARITO TIMUR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string" table:style-name="ce1">
            <text:p>KAPU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string" table:style-name="ce1">
            <text:p>PULANG PIS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string" table:style-name="ce1">
            <text:p>LAMANDAU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string" table:style-name="ce1">
            <text:p>SERUY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string" table:style-name="ce1">
            <text:p>KATING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string" table:style-name="ce1">
            <text:p>BARITO SELATAN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string" table:style-name="ce1">
            <text:p>MURUNG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string" table:style-name="ce1">
            <text:p>BARITO UTAR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string" table:style-name="ce1">
            <text:p>GUNUNG MAS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string" table:style-name="ce1">
            <text:p>PALANGKA RAYA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string" table:style-name="ce1">
            <text:p>TAP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string" table:style-name="ce1">
            <text:p>BANJAR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string" table:style-name="ce1">
            <text:p>HULU SUNGAI TENGAH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string" table:style-name="ce1">
            <text:p>TABALONG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string" table:style-name="ce1">
            <text:p>HULU SUNGAI UTAR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string" table:style-name="ce1">
            <text:p>BALANG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string" table:style-name="ce1">
            <text:p>TANAH BUMB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string" table:style-name="ce1">
            <text:p>BANJARMASI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string" table:style-name="ce1">
            <text:p>KOTA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string" table:style-name="ce1">
            <text:p>TANAH LAUT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string" table:style-name="ce1">
            <text:p>HULU SUNGAI SELATAN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string" table:style-name="ce1">
            <text:p>BARITO KUALA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string" table:style-name="ce1">
            <text:p>BANJARBARU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string" table:style-name="ce1">
            <text:p>KUTAI BARAT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string" table:style-name="ce1">
            <text:p>SAMARIND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string" table:style-name="ce1">
            <text:p>PASE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string" table:style-name="ce1">
            <text:p>KUTAI KARTANEG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string" table:style-name="ce1">
            <text:p>BERAU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string" table:style-name="ce1">
            <text:p>PENAJAM PASER UTARA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string" table:style-name="ce1">
            <text:p>BONTANG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string" table:style-name="ce1">
            <text:p>KUTAI TIMUR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string" table:style-name="ce1">
            <text:p>BALIKPAPAN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string" table:style-name="ce1">
            <text:p>MALINAU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string" table:style-name="ce1">
            <text:p>NUNU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string" table:style-name="ce1">
            <text:p>BULUNGAN (BULONGAN)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string" table:style-name="ce1">
            <text:p>TANA TIDUNG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string" table:style-name="ce1">
            <text:p>TARAKAN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string" table:style-name="ce1">
            <text:p>BOLAANG MONGONDOW (BOLMONG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string" table:style-name="ce1">
            <text:p>BOLAANG MONGONDOW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string" table:style-name="ce1">
            <text:p>MINAHASA SELATA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string" table:style-name="ce1">
            <text:p>BITUNG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string" table:style-name="ce1">
            <text:p>MINAHAS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string" table:style-name="ce1">
            <text:p>KEPULAUAN SANGIHE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string" table:style-name="ce1">
            <text:p>MINAHASA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string" table:style-name="ce1">
            <text:p>KEPULAUAN TALAUD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string" table:style-name="ce1">
            <text:p>KEPULAUAN SIAU TAGULANDANG BIARO (SITARO)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string" table:style-name="ce1">
            <text:p>MANADO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string" table:style-name="ce1">
            <text:p>BOLAANG MONGONDOW UT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string" table:style-name="ce1">
            <text:p>BOLAANG MONGONDOW TIMUR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string" table:style-name="ce1">
            <text:p>MINAHASA TENGGARA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string" table:style-name="ce1">
            <text:p>KOTAMOBAGU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string" table:style-name="ce1">
            <text:p>TOMOHON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string" table:style-name="ce1">
            <text:p>BANGGAI KEPULAUAN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string" table:style-name="ce1">
            <text:p>TOLI-TO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string" table:style-name="ce1">
            <text:p>PARIGI MOUTONG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string" table:style-name="ce1">
            <text:p>BUOL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string" table:style-name="ce1">
            <text:p>DONGGAL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string" table:style-name="ce1">
            <text:p>POSO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string" table:style-name="ce1">
            <text:p>MOROWAL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string" table:style-name="ce1">
            <text:p>TOJO UNA-UNA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string" table:style-name="ce1">
            <text:p>BANGGA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string" table:style-name="ce1">
            <text:p>SIGI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string" table:style-name="ce1">
            <text:p>PALU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string" table:style-name="ce1">
            <text:p>MAROS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string" table:style-name="ce1">
            <text:p>WAJ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string" table:style-name="ce1">
            <text:p>BON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string" table:style-name="ce1">
            <text:p>SOPP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string" table:style-name="ce1">
            <text:p>SIDENRENG RAPPANG / RAP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string" table:style-name="ce1">
            <text:p>TAKAL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string" table:style-name="ce1">
            <text:p>BARR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string" table:style-name="ce1">
            <text:p>LUWU TIMU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string" table:style-name="ce1">
            <text:p>SINJAI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string" table:style-name="ce1">
            <text:p>PANGKAJENE KEPULAUAN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string" table:style-name="ce1">
            <text:p>PINR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string" table:style-name="ce1">
            <text:p>JENEPONT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string" table:style-name="ce1">
            <text:p>PALOPO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string" table:style-name="ce1">
            <text:p>TORAJA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string" table:style-name="ce1">
            <text:p>LUWU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string" table:style-name="ce1">
            <text:p>BULUKUMB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string" table:style-name="ce1">
            <text:p>MAKASSAR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string" table:style-name="ce1">
            <text:p>SELAYAR (KEPULAUAN SELAYAR)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string" table:style-name="ce1">
            <text:p>TANA TORAJ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string" table:style-name="ce1">
            <text:p>LUWU UTAR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string" table:style-name="ce1">
            <text:p>BANTAE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string" table:style-name="ce1">
            <text:p>GOWA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string" table:style-name="ce1">
            <text:p>ENREKANG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string" table:style-name="ce1">
            <text:p>PAREPARE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string" table:style-name="ce1">
            <text:p>KOLAK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string" table:style-name="ce1">
            <text:p>MU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string" table:style-name="ce1">
            <text:p>KONAWE SELATA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string" table:style-name="ce1">
            <text:p>KENDAR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string" table:style-name="ce1">
            <text:p>KONAWE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string" table:style-name="ce1">
            <text:p>KONAWE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string" table:style-name="ce1">
            <text:p>KOLAKA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string" table:style-name="ce1">
            <text:p>BUTON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string" table:style-name="ce1">
            <text:p>BOMBAN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string" table:style-name="ce1">
            <text:p>WAKATOBI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string" table:style-name="ce1">
            <text:p>BAU-BAU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string" table:style-name="ce1">
            <text:p>BUTON UTARA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string" table:style-name="ce1">
            <text:p>GORONTALO UTARA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string" table:style-name="ce1">
            <text:p>BONE BOLANG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string" table:style-name="ce1">
            <text:p>GORONTAL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string" table:style-name="ce1">
            <text:p>BOALEM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string" table:style-name="ce1">
            <text:p>POHUWATO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string" table:style-name="ce1">
            <text:p>MAJENE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string" table:style-name="ce1">
            <text:p>MAMUJU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string" table:style-name="ce1">
            <text:p>MAMUJU UTAR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string" table:style-name="ce1">
            <text:p>POLEWALI MANDAR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string" table:style-name="ce1">
            <text:p>MAMASA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string" table:style-name="ce1">
            <text:p>MALUKU TENGGARA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string" table:style-name="ce1">
            <text:p>MALUKU TENGGAR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string" table:style-name="ce1">
            <text:p>SERAM BAGIAN BARAT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string" table:style-name="ce1">
            <text:p>MALUKU TENGAH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string" table:style-name="ce1">
            <text:p>SERAM BAGIAN TIMUR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string" table:style-name="ce1">
            <text:p>MALUKU BARAT DAYA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string" table:style-name="ce1">
            <text:p>AMBO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string" table:style-name="ce1">
            <text:p>BU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string" table:style-name="ce1">
            <text:p>BURU SELATAN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string" table:style-name="ce1">
            <text:p>KEPULAUAN ARU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string" table:style-name="ce1">
            <text:p>TUAL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string" table:style-name="ce1">
            <text:p>HALMAHERA BARAT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string" table:style-name="ce1">
            <text:p>TIDORE KEPULAU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string" table:style-name="ce1">
            <text:p>TERNATE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string" table:style-name="ce1">
            <text:p>PULAU MOROTAI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string" table:style-name="ce1">
            <text:p>KEPULAUAN SUL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string" table:style-name="ce1">
            <text:p>HALMAHERA SELATAN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string" table:style-name="ce1">
            <text:p>HALMAHERA TENGAH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string" table:style-name="ce1">
            <text:p>HALMAHERA TIMUR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string" table:style-name="ce1">
            <text:p>HALMAHERA UTARA</text:p>
          </table:table-cell>
          <table:table-cell office:value-type="float" office:value="32" table:style-name="ce1">
            <text:p>32</text:p>
          </table:table-cell>
          <table:table-cell table:number-columns-repeated="16381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string" table:style-name="ce1">
            <text:p>YAL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string" table:style-name="ce1">
            <text:p>DOGIY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string" table:style-name="ce1">
            <text:p>ASMAT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string" table:style-name="ce1">
            <text:p>JAYAPU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string" table:style-name="ce1">
            <text:p>PANIA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string" table:style-name="ce1">
            <text:p>MAPP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string" table:style-name="ce1">
            <text:p>TOLIKAR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string" table:style-name="ce1">
            <text:p>PUNCAK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string" table:style-name="ce1">
            <text:p>PEGUNUNGAN BINTANG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string" table:style-name="ce1">
            <text:p>JAYAWI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string" table:style-name="ce1">
            <text:p>LANNY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string" table:style-name="ce1">
            <text:p>NDUG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string" table:style-name="ce1">
            <text:p>BIAK NUMFOR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string" table:style-name="ce1">
            <text:p>KEPULAUAN YAPEN (YAPEN WAROPEN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string" table:style-name="ce1">
            <text:p>PUNCAK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string" table:style-name="ce1">
            <text:p>INTAN J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string" table:style-name="ce1">
            <text:p>WAROPEN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string" table:style-name="ce1">
            <text:p>NABIR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string" table:style-name="ce1">
            <text:p>MIMIK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string" table:style-name="ce1">
            <text:p>BOVEN DIGOEL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string" table:style-name="ce1">
            <text:p>YAHUKIMO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string" table:style-name="ce1">
            <text:p>SARM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string" table:style-name="ce1">
            <text:p>MERAUKE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string" table:style-name="ce1">
            <text:p>DEIYAI (DELIYAI)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string" table:style-name="ce1">
            <text:p>KEEROM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string" table:style-name="ce1">
            <text:p>SUPIORI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string" table:style-name="ce1">
            <text:p>MAMBERAMO RAYA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string" table:style-name="ce1">
            <text:p>MAMBERAMO TENGAH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1">
            <text:p>RAJA AMP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string" table:style-name="ce1">
            <text:p>MANOKWARI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string" table:style-name="ce1">
            <text:p>MANOKWAR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1">
            <text:p>KAIMAN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string" table:style-name="ce1">
            <text:p>MAYBRAT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string" table:style-name="ce1">
            <text:p>SORONG SELATAN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string" table:style-name="ce1">
            <text:p>FAK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string" table:style-name="ce1">
            <text:p>PEGUNUNGAN ARFAK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string" table:style-name="ce1">
            <text:p>TAMBRAUW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string" table:style-name="ce1">
            <text:p>SORONG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string" table:style-name="ce1">
            <text:p>TELUK WONDAMA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string" table:style-name="ce1">
            <text:p>TELUK BINTUNI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number-rows-repeated="1048100" table:style-name="ro1">
          <table:table-cell table:number-columns-repeated="16384"/>
        </table:table-row>
      </table:table>
      <table:table table:name="status_kedatangan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MIB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CPMI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WNIO</text:p>
          </table:table-cell>
          <table:table-cell table:number-columns-repeated="16382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Deportasi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status_pemulangan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dara</text:p>
          </table:table-cell>
          <table:table-cell table:number-columns-repeated="16382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rat</text:p>
          </table:table-cell>
          <table:table-cell table:number-columns-repeated="16382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Mandiri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penyedia_jas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office:value-type="string" table:style-name="ce1">
            <text:p>alama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p</text:p>
          </table:table-cell>
          <table:table-cell office:value-type="string" table:style-name="ce1">
            <text:p>up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. RIZKY SURYA MANIDIRI</text:p>
          </table:table-cell>
          <table:table-cell office:value-type="string" table:style-name="ce1">
            <text:p>Jl. Darussalam Selatan 1 No. 114, Kota Tangerang</text:p>
          </table:table-cell>
          <table:table-cell table:style-name="ce1"/>
          <table:table-cell office:value-type="string" table:style-name="ce1">
            <text:p>6281218128653</text:p>
          </table:table-cell>
          <table:table-cell office:value-type="string" table:style-name="ce1">
            <text:p>Tn Suryadi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jenis_barang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si Kotak Komplit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jenis_pengangkutan" table:style-name="ta1">
        <table:table-column table:style-name="co1" table:default-cell-style-name="ce1"/>
        <table:table-column table:style-name="co6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nama</text:p>
          </table:table-cell>
          <table:table-cell table:number-columns-repeated="1638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rat dengan Minibus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mdede</meta:initial-creator>
    <dc:creator>Muhammad Dede Nuraen</dc:creator>
    <meta:creation-date>2022-11-06T04:20:59Z</meta:creation-date>
    <dc:date>2022-12-04T19:54:14Z</dc:date>
  </office:meta>
</office:document-meta>
</file>